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GPOI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, programming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L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Ra MISO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Ra_C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Ra_SCK</text:p>
          </table:table-cell>
          <table:table-cell office:value-type="string" calcext:value-type="string">
            <text:p>do not use: programming, should be LOW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LED_SCL</text:p>
          </table:table-cell>
          <table:table-cell office:value-type="string" calcext:value-type="string">
            <text:p>do not use: programming, should be HIGH</text:p>
          </table:table-cell>
          <table:table-cell/>
          <table:table-cell office:value-type="string" calcext:value-type="string">
            <text:p>SCL_Fuel_Gauge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LED_SDA</text:p>
          </table:table-cell>
          <table:table-cell table:number-columns-repeated="2"/>
          <table:table-cell office:value-type="string" calcext:value-type="string">
            <text:p>SDA_Fuel_Gauge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LED_SDA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C_1_0 → Volt Divider?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oRa_DIO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oRa_MOSI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Ra_RS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 not use: programming, should be LOW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_EXT switch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ns Dede</meta:initial-creator>
    <meta:creation-date>2022-01-19T12:36:34.669354600</meta:creation-date>
    <meta:generator>LibreOffice/7.2.5.2.0$Linux_X86_64 LibreOffice_project/20$Build-2</meta:generator>
    <dc:date>2022-01-19T18:35:44.250681728</dc:date>
    <dc:creator>Jens Dede</dc:creator>
    <meta:editing-duration>PT4H57M32S</meta:editing-duration>
    <meta:editing-cycles>1</meta:editing-cycles>
    <meta:document-statistic meta:table-count="1" meta:cell-count="43" meta:object-count="0"/>
  </office:meta>
</office:document-meta>
</file>